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Sect1" style:family="section">
      <style:section-properties text:dont-balance-text-columns="true" style:editable="false">
        <style:columns fo:column-count="3" fo:column-gap="0.3cm">
          <style:column style:rel-width="21845*" fo:start-indent="0cm" fo:end-indent="0.15cm"/>
          <style:column style:rel-width="21845*" fo:start-indent="0.15cm" fo:end-indent="0.15cm"/>
          <style:column style:rel-width="21845*" fo:start-indent="0.15cm" fo:end-indent="0cm"/>
        </style:columns>
      </style:section-properties>
    </style:style>
    <style:style style:name="Sect2" style:family="section">
      <style:section-properties style:editable="false">
        <style:columns fo:column-count="3" fo:column-gap="0.3cm">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Inhaltsverzeichnis</text:p>
            </text:index-title>
            <text:p text:style-name="P1">Broderick Liukonen <text:tab/>1</text:p>
            <text:p text:style-name="P2">Was Euch Broderick erzählt<text:tab/>1</text:p>
            <text:p text:style-name="P3">Zu seiner Person <text:tab/>1</text:p>
            <text:p text:style-name="P3">Zu seiner Motivation <text:tab/>1</text:p>
            <text:p text:style-name="P3">Zur Geschichte Revelations <text:tab/>1</text:p>
            <text:p text:style-name="P3">Zum Artefakt <text:tab/>1</text:p>
            <text:p text:style-name="P3">Zu den Fähigkeiten <text:tab/>1</text:p>
            <text:p text:style-name="P3">Zu den weißen Rittern<text:tab/>2</text:p>
            <text:p text:style-name="P3">Zu den Portalen <text:tab/>2</text:p>
            <text:p text:style-name="P3">Zur GILDE <text:tab/>2</text:p>
            <text:p text:style-name="P3">Zur KONTROLLE <text:tab/>2</text:p>
            <text:p text:style-name="P2">Der Deal <text:tab/>2</text:p>
          </text:index-body>
        </text:table-of-content>
        <text:h text:style-name="Heading_20_1" text:outline-level="1">Broderick Liukonen </text:h>
        <text:h text:style-name="Heading_20_2" text:outline-level="2">Was Euch Broderick erzählt</text:h>
        <text:p text:style-name="Text_20_body"/>
        <text:h text:style-name="Heading_20_3" text:outline-level="3">Zu seiner Person </text:h>
        <text:p text:style-name="Standard">Er wurde vor 20.000 Jahren auf Revelation geboren. Also in einer Zeit, in der sich die Epoche des Sternengriffs ihrem Ende näherte. Seine Familie war damals bereits eine sehr alte Familie, sehr einflußreich und extrem vermögend. Die Familie machte ihr Vermögen mit Handel zwischen den Welten und besaß damals viele Besitztümer auf den unterschiedlichsten Welten. Broderich schlug eine miltärische Laufbahn ein und hat am Krieg gegen Gott teilgenommen. Er hat den Zusammenbruch aktiv erlebt und in dieser Zeit versucht das Vermögen seiner Familie weitestgehend zu bewahren. </text:p>
        <text:h text:style-name="Heading_20_3" text:outline-level="3">Zu seiner Motivation </text:h>
        <text:p text:style-name="Standard">Er ist getrieben von Rache und will den Rufer und die Erwählten als seine Verbündete um einen neuen Krieg zu beginnen. Er wartet darauf, dass die Auserwählten erwachen und er seine Rache nehmen kann. Broderick will aber keine Vernichtung Gottes sondern er will einen ebenbürtigen Platz an der Seite Gottes erkämpfen. Nur wenn man im Krieg gegen Gott gewinnt, wird dieser die Menschen anerkennen und ihnen den Respekt zollen, denn die Menschen verdienen. Broderick hat euch recht deutlich klar gemacht, dass seine Macht sehr umfangreich ist und dass er für euch weit gefährlicher werden kann als die GILDE. Seiner Meinung nach kommt seine Familie an dritter Stelle, direkt nach Gott und der Kontrolle. </text:p>
        <text:h text:style-name="Heading_20_3" text:outline-level="3">Zur Geschichte Revelations </text:h>
        <text:p text:style-name="Standard">Die Menschen haben von Revelation ausgehend die Welten besiedelt. Die Menschen waren alle magisch begabt, die Magie war tausendmal stärker. Zu diesen Zeiten waren alle Menschen Freimagier... Das umfasst die Epochen Wachstum bis Sternengriff. Eines Tages waren die Menschen so stark wie Gott und es kam zum Krieg. Laut Broderick war der Kriegsgrund der mangelnde Respekt Gottes seiner Schöpfung gegenüber. Die Menschheit wollte die Anerkennung Gottes, dass die Menschheit erwachsen geworden war und sich den Platz an der Seite Gottes verdient hat. Doch Gott wurde auf die Menschen neidisch und wollte sie wieder „zurechstutzen“. So verwehrte Gott der Menschheit seine Anerkennung und der Krieg brach aus. Der Krieg war kurz und die Menschheit hätte fast gewonnen doch letzlich war die Niederlage unausweichlich. Nach ihrer Niederlage wurden die Menschen zurecht gestutzt. Gott ihnen all ihre Fähigkeiten und überlies sie Ihrem Schicksal, wie ein Gefangener denn man im Kerker vergessen hat. Irgendwann verlor Gott sein Interesse und gab die Menschen wieder frei. Aber die Menschen sind immer noch nur ein Schatten ihrer selbst. Damit die Menschen niemals mehr ihre alten Fähigkeiten erlangen können, errichtete Gott die KONTROLLE. </text:p>
        <text:h text:style-name="Heading_20_3" text:outline-level="3">Zum Artefakt </text:h>
        <text:p text:style-name="Standard">Der Rufer (also das Artefakt) dient dazu Gott zu rufen und in seiner Macht zu beschränken, so dass man Gott besiegen kann. Der Rufer war im Krieg gegen Gott der Schlüssel zum Sieg, letztlich hat nur ein wenig Zeit gefehlt, den Rufer in Stellung bringen zu können um zu siegen. Als die Menschen erkannten, dass die Niederlage unausweichlich ist, zerlegten sie den Rufer in seine Einzelteile und versteckten diese auf Revelation. Die Auserwählten sind Nachfahren derjenigen, die den Rufer erbaut haben. </text:p>
        <text:h text:style-name="Heading_20_3" text:outline-level="3">Zu den Fähigkeiten </text:h>
        <text:p text:style-name="Standard">Die Fähigkeiten dienen einmal dazu die Auserwählten zu schützen. Nur wer die Fähigkeiten besitzt kann den Rufer zusammen bauen oder benutzen. Die Vorfahren haben dafür gesorgt, das sehr viel Zeit vergehen muss, bis die Fähigkeiten erwachen, um sicher zu stellen, dass Gott sein Interesse verloren hat. Die Erauserwählten sind die einzigen die die Bruchstücke finden und zusammenbauen können und die letzlich wissen werden, wie man den Rufer benutzen kann. Sie müssen dies alleine schaffen ohne erhebliche Vorteile (deswegen keinen +15 Superausrüstung) da man sonst nicht an die Bruchstücke herankommen wird. Dies ist so eingerichtet von den Vorfahren um zu verhindern, dass jemand mit purer Gewalt an die Bruchstücke herankommt. -&gt; man muss sich quasi würdig erweisen. Nur die Auserwählten können Gott rufen. Die Auserwählten sind daher die wichtigsten und meistgesuchten Menschen überhaupt. Allerdings haben viele die Bedeutung des Rufers missverstanden und halten den Rufer zum Schlüssel für Gott gleiche Macht. Die wahre Bedeutung des Rufers ist also letzlich nur wenigen bekannt und viele halten diese ganze Sache auch nur für eine nette Legende ohne echten wahren Kern. </text:p>
        <text:h text:style-name="Heading_20_3" text:outline-level="3">Zu den weißen Rittern</text:h>
        <text:p text:style-name="Standard">Eine der Fraktionen die nach den Auserwählten und dem Rufer sucht. Er arbeitet nicht mit Ihnen zusammen, da diese von den falschen Motiven (Habgier und Macht) getrieben sind und sie nicht verstehen, was der Rufer wirklich ist. Die weißen Ritter stehen für diejenigen, die mit den Auserwählten nicht zimperlich umgehen werden um ihr Ziel zu erreichen. Diese Fraktion hält den Rufer für eine mächtige Waffe und will damit ein mächtiges Reich erobern. Letzlich aber wird diese Fraktion lediglich Gott auf die Menschen aufmerksam machen. Etwas was es zu verhindern gilt. </text:p>
        <text:h text:style-name="Heading_20_3" text:outline-level="3">Zu den Portalen </text:h>
        <text:p text:style-name="Standard">Es gibt Tore zu anderen Welten. Nur wenige wissen wo diese sich befinden und wie man sie nutzen kann. Brodericks Macht beruht massgeblich auf seinem Wissen zu den Portalen und seiner Fähigkeit diese nutzen zu können. Das Wissen um die Portale gehört aber nicht zum Allgemeingut, die meisten wissen nicht einmal mehr was ein Portal überhaupt ist. Auch ist den wenigsten wirklich klar, das es andere Welten gibt, allerdings ist dieses Wissen nicht verloren gegangen, so dass Gelehrte oder hochrangige Politiker durchaus wissen, das es da noch andere Welten gibt und Wege dahin. </text:p>
        <text:h text:style-name="Heading_20_3" text:outline-level="3">Zur GILDE </text:h>
        <text:p text:style-name="Standard">Der GILDE ist ein Ableger der Kontrolle, allerdings ist dies der GILDE nicht bewußt. Auf den anderen Welten gibt es ebenfalls Ableger der GILDE; allerdings gibt es keine Berührungspunkte der GILDEN untereinander. </text:p>
        <text:h text:style-name="Heading_20_3" text:outline-level="3">Zur KONTROLLE </text:h>
        <text:p text:style-name="Standard">Die Kontrolle ist von GOTT gegeben und wird von den Menschen geführt, die ihre Anweisungen von GOTT bekommen. Das Ziel der KONTROLLE laut GOTT ist, dass die Menschen nie wieder so mächtig werden wie damals, aber trotzdem nicht mehr in Gefangenschaft leben müssen. Die KONTROLLE ist also etwa 10.000 Jahre alt. Was GOTT nie herausfand (er ist halt nicht allwissend und allmächtig) ist, dass die KONTROLLE heimlich dafür Sorge trägt, das Revelation immer in einem guten Zustand bleibt und es immer die besten Bedingungen für das Erwachen der Fähigkeiten gibt. Die KONTROLLE hat seit sehr langer Zeit keine Befehle von GOTT mehr erhalten und konzentriert sich momentan darauf dass GOTT nicht zufälligerweise hellhörig wird. Die KONTROLLE ist eine eigenständige sehr mächtige Fraktion und es ist momentan NICHT klar welche Rolle sie in Zukunft einnehmen wird. Die KONTROLLE existiert auf allen Welten, aber am stärksten ist sie auf Revelation, so wie es auf anderen Welten auch Erwählte gibt, da es hin und wieder auch Fluktuationen gab. </text:p>
        <text:h text:style-name="Heading_20_2" text:outline-level="2">Der Deal </text:h>
        <text:p text:style-name="Standard">Broderick wird Eurer Patron, und hilft euch alle Bruchstücke zu finden. Er bietet euch alle Bruchstücke als Vertrauensberweis an, wenn ihr dem Deal zustimmt. Eure Gegenleistung besteht darin, dass ihr mit Ihm in den Krieg zieht, wenn das Artefakt/Der<text:a xlink:type="simple" xlink:href="http://revelation.familie-schmidt.net/cgi-bin/wiki.pl?action=edit&amp;id=Zusammenfassung/Der">?</text:a> Rufer zusammengebaut ist. Wenn Ihr den Deal ablehnt, dann wird euch Broderick ziehen lassen und Euch ausreichend Zeit geben, bevor er Euch als Feinde ansieht und sich mit Gewalt, List und Tücke das holen wird, was er von Euch braucht, um seine Ziele zu erreichen. Seiner Meinung werdet Ihr so oder so bald mehr Probleme haben als Euch liebt ist, da bald viele nach Euch suchen werden. Und früher oder später werdet Ihr Euch einer Partei anschließen müssen, da ihr alleine zu schwach seit. </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text-properties fo:color="#000080" fo:font-style="italic"/>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2-04T21:40:52</meta:creation-date>
    <dc:creator>Hansjoachim Heiges</dc:creator>
    <dc:date>2007-05-20T18:30:49</dc:date>
    <meta:print-date>2006-09-17T15:51:46</meta:print-date>
    <dc:language>de-DE</dc:language>
    <meta:editing-cycles>83</meta:editing-cycles>
    <meta:editing-duration>P1DT7H0M3S</meta:editing-duration>
    <meta:user-defined meta:name="Info 1"/>
    <meta:user-defined meta:name="Info 2"/>
    <meta:user-defined meta:name="Info 3"/>
    <meta:user-defined meta:name="Info 4"/>
    <meta:document-statistic meta:table-count="0" meta:image-count="0" meta:object-count="0" meta:page-count="2" meta:paragraph-count="38" meta:word-count="1230" meta:character-count="7822"/>
  </office:meta>
</office:document-meta>
</file>